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9.53mm" svg:height="134.4mm" svg:x="163.83mm" svg:y="37.98m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tters to sort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863" calcext:value-type="float">
            <text:p>438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683" calcext:value-type="float">
            <text:p>776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103" calcext:value-type="float">
            <text:p>1211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4123" calcext:value-type="float">
            <text:p>1741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6743" calcext:value-type="float">
            <text:p>2367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8963" calcext:value-type="float">
            <text:p>3089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0783" calcext:value-type="float">
            <text:p>3907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2203" calcext:value-type="float">
            <text:p>482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38:18.461419384</meta:creation-date>
    <dc:date>2019-03-12T12:52:02.822353636</dc:date>
    <meta:editing-duration>PT13M44S</meta:editing-duration>
    <meta:editing-cycles>3</meta:editing-cycles>
    <meta:generator>LibreOffice/6.1.5.2$Linux_X86_64 LibreOffice_project/1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54cm" svg:height="13.441cm" xlink:href=".." xlink:type="simple" chart:class="chart:scatter" chart:style-name="ch1">
        <chart:title svg:x="4.511cm" svg:y="0.664cm" chart:style-name="ch2">
          <text:p>Complexity of Turing Machine to Sort Sequences of Letters</text:p>
        </chart:title>
        <chart:plot-area chart:style-name="ch3" table:cell-range-address="Sheet1.A2:Sheet1.B11" svg:x="1.421cm" svg:y="1.425cm" svg:width="13.998cm" svg:height="10.74cm">
          <chartooo:coordinate-region svg:x="2.783cm" svg:y="1.624cm" svg:width="12.356cm" svg:height="9.894cm"/>
          <chart:axis chart:dimension="x" chart:name="primary-x" chart:style-name="ch4">
            <chart:title svg:x="4.576cm" svg:y="12.194cm" chart:style-name="ch5">
              <text:p>Number of Letters to Sort (Initially Reverse Sorted)</text:p>
            </chart:title>
          </chart:axis>
          <chart:axis chart:dimension="y" chart:name="primary-y" chart:style-name="ch4">
            <chart:title svg:x="0.442cm" svg:y="8.546cm" chart:style-name="ch6">
              <text:p>Number of Steps Taken</text:p>
            </chart:title>
            <chart:grid chart:style-name="ch7" chart:class="major"/>
          </chart:axis>
          <chart:series chart:style-name="ch8" chart:values-cell-range-address="Sheet1.B2:Sheet1.B11" chart:class="chart:scatter">
            <chart:domain table:cell-range-address="Sheet1.A2:Sheet1.A11"/>
            <chart:regression-curve chart:style-name="ch9">
              <chart:equation chart:display-equation="true" chart:display-r-square="false" svg:x="8.96cm" svg:y="12.793cm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11</svg:desc>
                </draw:g>
              </table:table-cell>
              <table:table-cell office:value-type="float" office:value="5023">
                <text:p>5023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3863">
                <text:p>43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77683">
                <text:p>77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21103">
                <text:p>12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174123">
                <text:p>174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236743">
                <text:p>23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">
                <text:p>480</text:p>
              </table:table-cell>
              <table:table-cell office:value-type="float" office:value="308963">
                <text:p>308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390783">
                <text:p>390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482203">
                <text:p>482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